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5.8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№</text:p>
          </table:table-cell>
          <table:table-cell office:value-type="string">
            <text:p>problem</text:p>
          </table:table-cell>
          <table:table-cell office:value-type="string">
            <text:p>solv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нийт асуултууд доошоо дугаарлагдан жагссан байна</text:p>
          </table:table-cell>
          <table:table-cell office:value-type="string">
            <text:p>хийсэн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асуулт бүрийн ард нийт хариултын тоо байна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нийт хариултын ард хариултаа бүрэн авсан эсэх мэдээлэл байна</text:p>
          </table:table-cell>
          <table:table-cell office:value-type="string">
            <text:p>хийсэн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нийт асуултын доод талд шинээр асуулт асуух хэсэг байрлана</text:p>
          </table:table-cell>
          <table:table-cell office:value-type="string">
            <text:p>хийсэн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асуултын гарчиг дээр дархад цааш дэлгэрэнгүй хэсэгрүү орно</text:p>
          </table:table-cell>
          <table:table-cell office:value-type="string">
            <text:p>хийсэн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дэлгэрэнгүй хэсгийн харагдах байдал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дэлгэрэнгүй хэсэгт асуулт нь засах боломжоор гарч ирнэ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//засах товчтой байна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хариулт бичих хэсэг доод талд нь гарна</text:p>
          </table:table-cell>
          <table:table-cell office:value-type="string">
            <text:p>хийсэн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хариулт илгээх товчтой байна</text:p>
          </table:table-cell>
          <table:table-cell office:value-type="string">
            <text:p>хийсэн</text:p>
          </table:table-cell>
          <table:table-cell/>
          <table:table-cell office:value-type="string">
            <text:p>uri buruu ireed bn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асуулт хариултын хэсгийн хооронд нийт хариулт байрлана</text:p>
          </table:table-cell>
          <table:table-cell office:value-type="string">
            <text:p>хийсэн</text:p>
          </table:table-cell>
          <table:table-cell/>
          <table:table-cell office:value-type="string">
            <text:p>post руу яаж шилжүүлэх вэ эсвэл uri г цэвэрлэх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ugii </meta:initial-creator>
    <meta:creation-date>2013-07-26T09:14:52</meta:creation-date>
    <dc:date>2013-07-26T16:42:51</dc:date>
    <dc:creator>muugii </dc:creator>
    <meta:editing-duration>PT2H10M39S</meta:editing-duration>
    <meta:editing-cycles>2</meta:editing-cycles>
    <meta:generator>LibreOffice/3.5$Linux_x86 LibreOffice_project/350m1$Build-2</meta:generator>
    <meta:document-statistic meta:table-count="3" meta:cell-count="34" meta:object-count="0"/>
  </office:meta>
</office:document-meta>
</file>